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locityViewServlet.doPost(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locityViewServlet.init( ServletConfig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elocityViewServlet.error( HttpServletRequest request , HttpServletResponse response , Throwable 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VelocityViewServlet.handleRequest( HttpServletRequest request , HttpServletResponse response , 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locityViewServlet.mergeTemplate( Template template , Context context , HttpServletResponse respon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VelocityViewServlet.setContentType(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locityViewServlet.doGet(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locityViewServlet.doRequest( HttpServletRequest request , HttpServlet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VelocityViewServlet.get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locityViewServlet.getVelocityProperty( String name , String altern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locityViewServlet.getVelocityVie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elocityViewServlet.findInitParameter( ServletConfig config , String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elocityViewServlet.getTempla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VelocityViewServlet.getTemplate(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locityViewServlet.fillContext( Context context ,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elocityViewServlet.requestCleanup( HttpServletRequest request , HttpServletResponse response ,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elocityViewServlet.createContext(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